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24b44c" officeooo:paragraph-rsid="00355ea8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text-properties officeooo:rsid="00355ea8" officeooo:paragraph-rsid="00380aec"/>
    </style:style>
    <style:style style:name="P6" style:family="paragraph" style:parent-style-name="Preformatted_20_Text">
      <style:text-properties officeooo:rsid="00380aec" officeooo:paragraph-rsid="00380aec"/>
    </style:style>
    <style:style style:name="P7" style:family="paragraph" style:parent-style-name="Preformatted_20_Text">
      <style:text-properties officeooo:rsid="0038fc2f" officeooo:paragraph-rsid="0038fc2f"/>
    </style:style>
    <style:style style:name="P8" style:family="paragraph" style:parent-style-name="Preformatted_20_Text">
      <style:text-properties officeooo:rsid="003bd7a3" officeooo:paragraph-rsid="003bd7a3"/>
    </style:style>
    <style:style style:name="P9" style:family="paragraph" style:parent-style-name="Preformatted_20_Text">
      <style:text-properties officeooo:rsid="003a21bd" officeooo:paragraph-rsid="003a21bd"/>
    </style:style>
    <style:style style:name="P10" style:family="paragraph" style:parent-style-name="Preformatted_20_Text">
      <style:text-properties officeooo:rsid="003d52cb" officeooo:paragraph-rsid="003d52cb"/>
    </style:style>
    <style:style style:name="P11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2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13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officeooo:rsid="0026a4db"/>
    </style:style>
    <style:style style:name="T4" style:family="text">
      <style:text-properties officeooo:rsid="002a0009"/>
    </style:style>
    <style:style style:name="T5" style:family="text">
      <style:text-properties officeooo:rsid="00355ea8"/>
    </style:style>
    <style:style style:name="T6" style:family="text">
      <style:text-properties fo:font-weight="normal" officeooo:rsid="00355ea8" style:font-weight-asian="normal" style:font-weight-complex="normal"/>
    </style:style>
    <style:style style:name="T7" style:family="text">
      <style:text-properties fo:font-weight="normal" officeooo:rsid="00380aec" style:font-weight-asian="normal" style:font-weight-complex="normal"/>
    </style:style>
    <style:style style:name="T8" style:family="text">
      <style:text-properties officeooo:rsid="00380aec"/>
    </style:style>
    <style:style style:name="T9" style:family="text">
      <style:text-properties officeooo:rsid="0038fc2f"/>
    </style:style>
    <style:style style:name="T10" style:family="text">
      <style:text-properties officeooo:rsid="003f65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Программно-аппаратные средства Web</text:p>
      <text:p text:style-name="P11">(с) Сергей Синица 20<text:span text:style-name="T5">20</text:span></text:p>
      <text:p text:style-name="P1"/>
      <text:p text:style-name="Subtitle">ЗАДАНИЕ <text:span text:style-name="T8">3</text:span></text:p>
      <text:p text:style-name="P4"/>
      <text:p text:style-name="P4">Составь<text:span text:style-name="T8">те</text:span> HTML-форму с полями:</text:p>
      <text:p text:style-name="P4">– имя (текстовое поле);</text:p>
      <text:p text:style-name="P4">– e-mail (текстовое поле);</text:p>
      <text:p text:style-name="P4">– год рождения (выбор из списка);</text:p>
      <text:p text:style-name="P4">– пол (радиокнопки);</text:p>
      <text:p text:style-name="P4">– количество конечностей (радиокнопки);</text:p>
      <text:p text:style-name="P4">– сверхспособности: бессмертие, прохождение сквозь стены, левитация (множественный выбор из списка);</text:p>
      <text:p text:style-name="P4">– биография (многострочное текстовое поле);</text:p>
      <text:p text:style-name="P4">– с контрактом ознакомлен (чекбокс);</text:p>
      <text:p text:style-name="P4">– кнопка «Отправить».</text:p>
      <text:p text:style-name="P4"/>
      <text:p text:style-name="P4">Оформить страницу красиво с использованием CSS. <text:span text:style-name="T8">Предполагается использование верстки из предыдущего семестра.</text:span></text:p>
      <text:p text:style-name="P4"/>
      <text:p text:style-name="P5">Реализ<text:span text:style-name="T8">уйте</text:span> скрипт на веб-сервере на PHP или другом языке <text:span text:style-name="T8">программирования</text:span>, сохраняющий в <text:span text:style-name="T8">базу данных MySQL (MariaDB) </text:span>заполненную форму.</text:p>
      <text:p text:style-name="P5"/>
      <text:p text:style-name="P6">До записи необходимо проверить корректность заполнение всех полей на веб-сервере. В случае некорректного заполнения отобразить ошибку с описанием проблемы. В случае успешной записи отобразить сообщение о том, что данные успешно сохранены.</text:p>
      <text:p text:style-name="P5"/>
      <text:p text:style-name="P6">Для каждой отправки формы необходимо создать отдельную строку с данными в таблице, использовать поле автоинкремент для выдачи уникального идентификатора записи.</text:p>
      <text:p text:style-name="P6"/>
      <text:p text:style-name="P6">Для записи в базу данных использовать подготовленные запросы (prepared statements).</text:p>
      <text:p text:style-name="P4"/>
      <text:p text:style-name="P4"/>
      <text:p text:style-name="P13">СДАЧА РАБОТЫ И ОЦЕНИВАНИЕ</text:p>
      <text:p text:style-name="P1"><text:span text:style-name="T5">В</text:span> Moodle на проверку отправляется ссылка на <text:span text:style-name="T5">веб-страницу c формой и ссылка на репозитарий GIT</text:span>. </text:p>
      <text:p text:style-name="P1"/>
      <text:p text:style-name="P1">Время выполнения задания до <text:span text:style-name="T8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6">по одному на каждое </text:span><text:span text:style-name="T7">корректно проверяемое и сохраняемое в базу данных поле</text:span><text:span text:style-name="T6">.</text:span></text:p>
      <text:p text:style-name="P1"/>
      <text:p text:style-name="P1"><text:span text:style-name="T3">Допускается не полное выполнение задания. </text:span>Не допускается просрочка выполнения задания <text:span text:style-name="T4">(</text:span>просроченное задание оценивается в 0 баллов<text:span text:style-name="T4">)</text:span>. </text:p>
      <text:p text:style-name="P1"/>
      <text:p text:style-name="Subtitle">МЕТОДИЧЕСКИЕ УКАЗАНИЯ </text:p>
      <text:p text:style-name="P4">Ознакомьтесь с содержанием лекций <text:span text:style-name="T9">4 и 5</text:span>.</text:p>
      <text:p text:style-name="P3"/>
      <text:p text:style-name="P8">Используйте учебный или самостоятельно настроенный вами веб-сервер. Для студентов 25 группы рекомендуется настроить веб-сервер самостоятельно.</text:p>
      <text:p text:style-name="P7"/>
      <text:p text:style-name="P7">На учебном сервере настроена СУБД MySQL (MariaDB) и для вас создана база данных, название которой совпадает с вашим логином.</text:p>
      <text:p text:style-name="P7"/>
      <text:p text:style-name="P7">Пароль и логин MySQL совпадает с вашим логином и паролем на учебном сервере. До выполнения задачи создайте таблицу необходимой структуры. Для этого подключитесь <text:soft-page-break/>по SSH и запустите клиент MySQL в командной строке:</text:p>
      <text:p text:style-name="P7"/>
      <text:p text:style-name="P7">mysql -u&lt;login&gt; -<text:span text:style-name="T10">p</text:span>&lt;pass&gt;</text:p>
      <text:p text:style-name="P7"/>
      <text:p text:style-name="P7">Выполните команду для подключения к вашей базе данных:</text:p>
      <text:p text:style-name="P7"/>
      <text:p text:style-name="P7">use &lt;login&gt;</text:p>
      <text:p text:style-name="P7"/>
      <text:p text:style-name="P7">Создайте таблицу для сохранения форм:</text:p>
      <text:p text:style-name="P7"/>
      <text:p text:style-name="P7">CREATE TABLE application (</text:p>
      <text:p text:style-name="P7"><text:s text:c="2"/>id int(10) unsigned NOT NULL AUTO_INCREMENT,</text:p>
      <text:p text:style-name="P7"><text:s text:c="2"/>name varchar(128) NOT NULL DEFAULT '',</text:p>
      <text:p text:style-name="P7"><text:s text:c="2"/>PRIMARY KEY (id)</text:p>
      <text:p text:style-name="P7">);</text:p>
      <text:p text:style-name="P7"/>
      <text:p text:style-name="P7">Удалите таблицу:</text:p>
      <text:p text:style-name="P7">DROP TABLE <text:s/>application;</text:p>
      <text:p text:style-name="P7"/>
      <text:p text:style-name="P7">Модифицируйте запрос для создания всех требуемых в задаче столбцов таблицы.</text:p>
      <text:p text:style-name="P7"/>
      <text:p text:style-name="P7">Потренируйтесь работать с таблицей с помощью запросов INSERT, SELECT, UPDATE и DELETE.</text:p>
      <text:p text:style-name="P7"/>
      <text:p text:style-name="P7">Используйте официальную документацию MySQL или MariaDB для изучения SQL:</text:p>
      <text:p text:style-name="P7">https://mariadb.com/kb/en/documentation</text:p>
      <text:p text:style-name="P9"><text:a xlink:type="simple" xlink:href="https://dev.mysql.com/doc/en/" text:style-name="Internet_20_link" text:visited-style-name="Visited_20_Internet_20_Link">https://dev.mysql.com/doc/en/</text:a></text:p>
      <text:p text:style-name="P9"/>
      <text:p text:style-name="P10">Для хранения выбранных сверхспособностей используйте отдельную таблицу, используйте 3-ю нормальную форму при проектировании структуры БД так как в дальнейших заданиях потребуется изменение данных в БД и построение отчет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2T11:02:41.584890882</dc:date>
    <meta:editing-duration>P1DT1H44M20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2" meta:paragraph-count="45" meta:word-count="381" meta:character-count="2956" meta:non-whitespace-character-count="2600"/>
  </office:meta>
</office:document-meta>
</file>